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2" style:family="paragraph" style:parent-style-name="Standard">
      <style:paragraph-properties fo:margin-left="0cm" fo:margin-right="0cm" fo:margin-top="0cm" fo:margin-bottom="0.3cm" fo:text-align="start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with placeholders inserted</text:p>
      <text:p text:style-name="P1"/>
      <text:p text:style-name="P2">[BODY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5T17:30:13.79</meta:creation-date>
    <dc:date>2014-07-24T12:59:14</dc:date>
    <meta:editing-duration>P1DT1H37M25S</meta:editing-duration>
    <meta:editing-cycles>41</meta:editing-cycles>
    <meta:generator>LibreOffice/3.3$Unix LibreOffice_project/330m19$Build-202</meta:generator>
    <meta:document-statistic meta:table-count="0" meta:image-count="0" meta:object-count="0" meta:page-count="1" meta:paragraph-count="2" meta:word-count="5" meta:character-count="37"/>
  </office:meta>
</office:document-meta>
</file>